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 style:family="paragraph" style:parent-style-name="Standard" style:list-style-name="L3">
      <style:paragraph-properties fo:line-height="150%" fo:text-align="justify" style:justify-single-word="false"/>
      <style:text-properties style:font-name="Arial" fo:font-weight="bold" style:font-weight-asian="bold" style:font-weight-complex="bold"/>
    </style:style>
    <style:style style:name="P3"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5" style:family="paragraph" style:parent-style-name="Standard">
      <style:paragraph-properties fo:line-height="150%" fo:text-align="justify" style:justify-single-word="false"/>
      <style:text-properties style:font-name="Arial"/>
    </style:style>
    <style:style style:name="P6" style:family="paragraph" style:parent-style-name="Standard" style:list-style-name="L1">
      <style:paragraph-properties fo:line-height="150%" fo:text-align="justify" style:justify-single-word="false"/>
      <style:text-properties style:font-name="Arial"/>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list-style-name="L2">
      <style:paragraph-properties fo:line-height="150%" fo:text-align="justify" style:justify-single-word="false"/>
    </style:style>
    <style:style style:name="P9" style:family="paragraph" style:parent-style-name="Standard" style:list-style-name="L4">
      <style:paragraph-properties fo:line-height="150%" fo:text-align="justify" style:justify-single-word="false"/>
    </style:style>
    <style:style style:name="P10" style:family="paragraph" style:parent-style-name="Standard" style:list-style-name="L5">
      <style:paragraph-properties fo:line-height="150%" fo:text-align="justify" style:justify-single-word="false"/>
    </style:style>
    <style:style style:name="P11" style:family="paragraph" style:parent-style-name="Standard" style:list-style-name="L6">
      <style:paragraph-properties fo:line-height="150%" fo:text-align="justify" style:justify-single-word="false"/>
    </style:style>
    <style:style style:name="P12" style:family="paragraph" style:parent-style-name="Standard" style:list-style-name="L8">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fo:font-weight="normal" style:font-weight-asian="normal" style:font-weight-complex="normal"/>
    </style:style>
    <style:style style:name="P14"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15" style:family="paragraph" style:parent-style-name="Standard" style:list-style-name="L5">
      <style:paragraph-properties fo:line-height="150%" fo:text-align="justify" style:justify-single-word="false"/>
      <style:text-properties fo:font-weight="normal" style:font-weight-asian="normal" style:font-weight-complex="normal"/>
    </style:style>
    <style:style style:name="P16" style:family="paragraph" style:parent-style-name="Standard" style:list-style-name="L7">
      <style:paragraph-properties fo:line-height="150%" fo:text-align="justify" style:justify-single-word="false"/>
      <style:text-properties fo:font-weight="normal" style:font-weight-asian="normal" style:font-weight-complex="normal"/>
    </style:style>
    <style:style style:name="P17"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18" style:family="paragraph" style:parent-style-name="Standard" style:list-style-name="L10">
      <style:paragraph-properties fo:line-height="150%" fo:text-align="justify" style:justify-single-word="false"/>
      <style:text-properties fo:font-weight="normal" style:font-weight-asian="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tyle="normal" fo:font-weight="bold" style:font-style-asian="normal" style:font-weight-asian="bold" style:font-style-complex="normal" style:font-weight-complex="bold"/>
    </style:style>
    <style:style style:name="T4" style:family="text">
      <style:text-properties style:font-name="Arial" fo:font-style="normal" fo:font-weight="bold" style:font-style-asian="normal" style:font-weight-asian="normal" style:font-style-complex="normal" style:font-weight-complex="bold"/>
    </style:style>
    <style:style style:name="T5" style:family="text">
      <style:text-properties style:font-name="Arial" fo:font-style="normal" style:font-style-asian="normal" style:font-style-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normal" style:font-style-asian="normal" style:font-weight-asian="bold" style:font-style-complex="normal" style:font-weight-complex="normal"/>
    </style:style>
    <style:style style:name="T8" style:family="text">
      <style:text-properties style:font-name="Arial" fo:font-style="italic" fo:font-weight="normal" style:font-style-asian="italic" style:font-weight-asian="normal" style:font-style-complex="italic" style:font-weight-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weight-asian="normal"/>
    </style:style>
    <style:style style:name="T13" style:family="text">
      <style:text-properties style:font-weight-complex="normal"/>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style:font-size-asian="10pt"/>
    </style:style>
    <style:style style:name="T17" style:family="text">
      <style:text-properties style:font-size-complex="10pt"/>
    </style:style>
    <style:style style:name="T1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Produktfunktionen</text:p>
      <text:p text:style-name="P5"/>
      <text:p text:style-name="P5"><text:span text:style-name="T15">Was leistet das Produkt aus Benutzersicht?</text:span></text:p>
      <text:p text:style-name="P5"><text:span text:style-name="T15"/></text:p>
      <text:p text:style-name="P5"><text:span text:style-name="T15">Erläuterung zu der Funktionsbeschreibung:</text:span></text:p>
      <text:p text:style-name="P5"><text:span text:style-name="T15">/F?xxx/ : 0 Normaler Nutzer , 1 Administrator</text:span></text:p>
      <text:p text:style-name="P5"><text:span text:style-name="T15">/Fx?xx/: Funktionsgruppe</text:span></text:p>
      <text:p text:style-name="P5"><text:span text:style-name="T15">/Fxx?x/: spezielle Funktion</text:span></text:p>
      <text:p text:style-name="P19"/>
      <text:p text:style-name="P19">4.1 Benutzerfunktionen</text:p>
      <text:list xml:id="list31174075" text:style-name="L3">
        <text:list-item>
          <text:list>
            <text:list-header>
              <text:p text:style-name="P2"/>
            </text:list-header>
          </text:list>
        </text:list-item>
      </text:list>
      <text:p text:style-name="P1">4.1.1 Benutzerauthentifizierung</text:p>
      <text:list xml:id="list30655420" text:style-name="L1">
        <text:list-item>
          <text:list>
            <text:list-item>
              <text:list>
                <text:list-header>
                  <text:p text:style-name="P6"/>
                </text:list-header>
              </text:list>
            </text:list-item>
          </text:list>
        </text:list-item>
      </text:list>
      <text:p text:style-name="P5">Ein im System registrierter Benutzer kann das System erst nutzen, wenn er angemeldet ist. Auf Grund der Benutzerverwaltung wird ab diesen Punkt zwischen administrativen und normalen Zugriff unterschieden. Da aber die Anmeldung immer gleich ist, wird sie folgend beschrieben.</text:p>
      <text:p text:style-name="P5"/>
      <text:p text:style-name="P5"><text:span text:style-name="T1">/F0010/</text:span><text:span text:style-name="T10"> <text:tab/></text:span><text:span text:style-name="T11">Anmelden:</text:span><text:span text:style-name="T10"> Ein Benutzer kann sich über die Start- bzw. Login</text:span>maske des <text:tab/><text:tab/><text:tab/>Systems schnell und bequem anmelden (login). Dazu ist seine Kennung <text:tab/><text:tab/><text:tab/>erforderlich:</text:p>
      <text:list xml:id="list30701416" text:style-name="L2">
        <text:list-item>
          <text:p text:style-name="P8"><text:span text:style-name="T2">sein Benutzername</text:span></text:p>
        </text:list-item>
        <text:list-item>
          <text:p text:style-name="P8"><text:span text:style-name="T2">sein Passwort</text:span></text:p>
          <text:p text:style-name="P8"><text:span text:style-name="T2"/></text:p>
        </text:list-item>
      </text:list>
      <text:p text:style-name="P5"><text:span text:style-name="T1">/F0020/ <text:tab/></text:span><text:span text:style-name="T11">Abmelden:</text:span><text:span text:style-name="T10"> Der angemeldete Benutzer kann sich jeder Zeit wieder vom <text:tab/><text:tab/><text:tab/>System abmelden (logout).</text:span></text:p>
      <text:p text:style-name="P5"><text:span text:style-name="T10"/></text:p>
      <text:p text:style-name="P5"><text:span text:style-name="T1">4.1.2 normaler Nutzer</text:span></text:p>
      <text:p text:style-name="P5"><text:span text:style-name="T1"/></text:p>
      <text:p text:style-name="P4">Einem erfolgreich authentifizierten Nutzer stehen schließlich folgende Funktionen zur Verfügung. Auf diese hat er aber nur einen lesenden Zugriff und kann somit nichts editieren:</text:p>
      <text:p text:style-name="P4"/>
      <text:p text:style-name="P1">/F0100/<text:tab/><text:span text:style-name="T11">Stammdatenpflege: </text:span><text:span text:style-name="T18">Unter diesem Menüpunkt stehen dem Nutzer mehrere <text:tab/><text:tab/>Funktionen zur Verfügung:</text:span></text:p>
      <text:p text:style-name="P1"><text:span text:style-name="T18"/></text:p>
      <text:p text:style-name="P1"><text:soft-page-break/>/F0110/<text:tab/><text:span text:style-name="T11">Raum: </text:span><text:span text:style-name="T18">Hier kann der Nutzer einsehen, welche Räume eingepflegt wurden <text:tab/><text:tab/>mit den folgendene Attributen:</text:span></text:p>
      <text:list xml:id="list31403759" text:style-name="L4">
        <text:list-item>
          <text:p text:style-name="P9"><text:span text:style-name="T6">Raumnummer</text:span></text:p>
        </text:list-item>
        <text:list-item>
          <text:p text:style-name="P14"><text:span text:style-name="T5">Bezeichnung</text:span></text:p>
        </text:list-item>
        <text:list-item>
          <text:p text:style-name="P14"><text:span text:style-name="T5">Sitzplätze</text:span></text:p>
        </text:list-item>
        <text:list-item>
          <text:p text:style-name="P14"><text:span text:style-name="T5">Raumart</text:span></text:p>
          <text:p text:style-name="P14"><text:span text:style-name="T5"/></text:p>
        </text:list-item>
      </text:list>
      <text:p text:style-name="P7"><text:span text:style-name="T5">/F0120/<text:tab/></text:span><text:span text:style-name="T8">Standardraum: </text:span><text:span text:style-name="T6">Zeigt den von einer Seminargruppe standardmäßig genutzten <text:tab/><text:tab/>Raum.</text:span></text:p>
      <text:p text:style-name="P7"><text:span text:style-name="T6"/></text:p>
      <text:p text:style-name="P7"><text:span text:style-name="T5">/F0130/<text:tab/></text:span><text:span text:style-name="T8">Dozent: </text:span><text:span text:style-name="T6">Es werden alle eingepflegten Dozenten mit folgenden Attributen <text:tab/><text:tab/><text:tab/>aufgezeigt:</text:span></text:p>
      <text:list xml:id="list31441298" text:style-name="L5">
        <text:list-item>
          <text:p text:style-name="P10"><text:span text:style-name="T6">Titel</text:span></text:p>
        </text:list-item>
        <text:list-item>
          <text:p text:style-name="P15"><text:span text:style-name="T5">Nachname</text:span></text:p>
        </text:list-item>
        <text:list-item>
          <text:p text:style-name="P15"><text:span text:style-name="T5">Vorname</text:span></text:p>
        </text:list-item>
        <text:list-item>
          <text:p text:style-name="P15"><text:span text:style-name="T5">Telefonnummer</text:span></text:p>
          <text:p text:style-name="P15"><text:span text:style-name="T5"/></text:p>
        </text:list-item>
      </text:list>
      <text:p text:style-name="P7"><text:span text:style-name="T5">/F0140/<text:tab/></text:span><text:span text:style-name="T8">Fach: </text:span><text:span text:style-name="T6">Alle eingetragene Unterrichtsfächer, unterschieden zwischen Modul <text:tab/><text:tab/>und Vorlesung, werden angezeigt mit den Eigenschaften:</text:span></text:p>
      <text:list xml:id="list31465406" text:style-name="L6">
        <text:list-item>
          <text:p text:style-name="P11"><text:span text:style-name="T7">Kürzel</text:span></text:p>
        </text:list-item>
        <text:list-item>
          <text:p text:style-name="P11"><text:span text:style-name="T7">Bezeichnung</text:span></text:p>
        </text:list-item>
        <text:list-item>
          <text:p text:style-name="P11"><text:span text:style-name="T7">Typ</text:span></text:p>
          <text:p text:style-name="P11"><text:span text:style-name="T7"/></text:p>
        </text:list-item>
      </text:list>
      <text:p text:style-name="P7"><text:span text:style-name="T5">/F0150/<text:tab/></text:span><text:span text:style-name="T8">Studienrichtung: </text:span><text:span text:style-name="T6">Hier werden alle allgemeine Bezeichnungen von den <text:tab/><text:tab/><text:tab/>Studienrichtungen aufgezeigt.</text:span></text:p>
      <text:p text:style-name="P7"><text:span text:style-name="T6"/></text:p>
      <text:p text:style-name="P7"><text:span text:style-name="T5">/F0160/<text:tab/></text:span><text:span text:style-name="T8">Seminargruppe: </text:span><text:span text:style-name="T6">Unter diesem Menüpunkt stehen dem Nutzer Informationen <text:tab/><text:tab/>über die einzelnen Seminargruppen zur Verfügung:</text:span></text:p>
      <text:list xml:id="list31560084" text:style-name="L7">
        <text:list-item>
          <text:p text:style-name="P16"><text:span text:style-name="T5">Studienrichtung</text:span></text:p>
        </text:list-item>
        <text:list-item>
          <text:p text:style-name="P16"><text:span text:style-name="T5">Bezeichnung</text:span></text:p>
        </text:list-item>
        <text:list-item>
          <text:p text:style-name="P16"><text:span text:style-name="T5">Studentenanzahl</text:span></text:p>
        </text:list-item>
        <text:list-item>
          <text:p text:style-name="P16"><text:span text:style-name="T5">Typ</text:span></text:p>
        </text:list-item>
      </text:list>
      <text:p text:style-name="P7"><text:span text:style-name="T5">/F0170/<text:tab/></text:span><text:span text:style-name="T8">Studienzeitraum: </text:span><text:span text:style-name="T6">Dem Nutzer werden hier Informationen über die <text:tab/><text:tab/><text:tab/><text:tab/>Studienzeiträume der einzelnen Seminargruppen bereitgestellt. Hierbei hat </text:span><text:soft-page-break/><text:span text:style-name="T6"><text:tab/><text:tab/>er Einsicht auf folgende Attribute:</text:span></text:p>
      <text:list xml:id="list31596463" text:style-name="L8">
        <text:list-item>
          <text:p text:style-name="P12"><text:span text:style-name="T7">Semester</text:span></text:p>
        </text:list-item>
        <text:list-item>
          <text:p text:style-name="P12"><text:span text:style-name="T7">Startdatum</text:span></text:p>
        </text:list-item>
        <text:list-item>
          <text:p text:style-name="P12"><text:span text:style-name="T7">Enddatum</text:span></text:p>
        </text:list-item>
        <text:list-item>
          <text:p text:style-name="P12"><text:span text:style-name="T7">Typ</text:span></text:p>
          <text:p text:style-name="P12"><text:span text:style-name="T7"/></text:p>
        </text:list-item>
      </text:list>
      <text:p text:style-name="P7"><text:span text:style-name="T5">/F0180/</text:span><text:span text:style-name="T8"><text:tab/>Curriculum: </text:span><text:span text:style-name="T6">Unter diesem Menüpunkt kann der Nutzer einsehen, welche <text:tab/><text:tab/><text:tab/>Seminargruppe in welchen Semester welche Vorlesungen hat:</text:span></text:p>
      <text:list xml:id="list31631774" text:style-name="L9">
        <text:list-item>
          <text:p text:style-name="P17"><text:span text:style-name="T5">Fach</text:span></text:p>
        </text:list-item>
        <text:list-item>
          <text:p text:style-name="P17"><text:span text:style-name="T5">Stundenanzahl</text:span></text:p>
        </text:list-item>
        <text:list-item>
          <text:p text:style-name="P17"><text:span text:style-name="T5">Dozent</text:span></text:p>
          <text:p text:style-name="P17"><text:span text:style-name="T5"/></text:p>
        </text:list-item>
      </text:list>
      <text:p text:style-name="P7"><text:span text:style-name="T5">/F0200/<text:tab/></text:span><text:span text:style-name="T8">Planerstellung: </text:span><text:span text:style-name="T6">Hier kann der Nutzer die Stundenpläne der einzelnen <text:tab/><text:tab/><text:tab/>Seminargruppen in einen Kalender einsehen.</text:span></text:p>
      <text:p text:style-name="P7"><text:span text:style-name="T6"/></text:p>
      <text:p text:style-name="P7"><text:span text:style-name="T5">/F0210/<text:tab/></text:span><text:span text:style-name="T8">Matrikel: </text:span><text:span text:style-name="T6">Durch Auswahl des Matrikels kann der Nutzer zwischen <text:tab/><text:tab/><text:tab/><text:tab/>unterschiedlichen Seminargruppen wählen.</text:span></text:p>
      <text:p text:style-name="P7"><text:span text:style-name="T6"/></text:p>
      <text:p text:style-name="P7"><text:span text:style-name="T5">/F0220/<text:tab/></text:span><text:span text:style-name="T8">Semester: </text:span><text:span text:style-name="T6">Nach Selektieren des Matrikels kann der Nutzer schließlich das <text:tab/><text:tab/>Semester bestimmen, das in dem Kalender angezeigt werden soll.</text:span></text:p>
      <text:p text:style-name="P7"><text:span text:style-name="T6"/></text:p>
      <text:p text:style-name="P7"><text:span text:style-name="T5">/F0300/<text:tab/></text:span><text:span text:style-name="T8">Sprache: </text:span><text:span text:style-name="T6">Mittels diesen Menüpunktes kann jeder Nutzer selbst zwischen <text:tab/><text:tab/><text:tab/></text:span><text:span text:style-name="T8">Deutsch </text:span><text:span text:style-name="T6">und </text:span><text:span text:style-name="T8">Englisch </text:span><text:span text:style-name="T6">wählen, wobei </text:span><text:span text:style-name="T8">Deutsch</text:span><text:span text:style-name="T6"> die standardmäßig genutzte <text:tab/><text:tab/>Sprache ist.</text:span></text:p>
      <text:p text:style-name="P7"><text:span text:style-name="T6"/></text:p>
      <text:p text:style-name="P7"><text:span text:style-name="T5">/F0310/<text:tab/></text:span><text:span text:style-name="T8">Deutsch: </text:span><text:span text:style-name="T6">Über diese Einstellung wird der ganze Client auf deutsche Sprache <text:tab/><text:tab/>umgestellt.</text:span></text:p>
      <text:p text:style-name="P7"><text:span text:style-name="T5"/></text:p>
      <text:p text:style-name="P7"><text:span text:style-name="T5">/F0320/</text:span><text:span text:style-name="T8"><text:tab/>Englisch: </text:span><text:span text:style-name="T6">Durch Auswahl dieser Funktion wird der Client auf Englisch <text:tab/><text:tab/><text:tab/>umgestellt.</text:span></text:p>
      <text:p text:style-name="P7"><text:span text:style-name="T6"/></text:p>
      <text:p text:style-name="P7"><text:span text:style-name="T5">4.1.3 administrativer Nutzer</text:span></text:p>
      <text:p text:style-name="P13"><text:span text:style-name="T5"/></text:p>
      <text:p text:style-name="P13"><text:span text:style-name="T5">Wurde anhand der Authentifizierung der Nutzer als Administrator berechtigt, stehen ihm </text:span><text:soft-page-break/><text:span text:style-name="T5">neben den unter </text:span><text:span text:style-name="T3">4.1.2 </text:span><text:span text:style-name="T5">beschriebenen Funktionen, auf welche er editierbare Zugriffsrechte besitzt, noch weitere Möglichkeiten zur Verfügung.</text:span></text:p>
      <text:p text:style-name="P13"><text:span text:style-name="T5">Dies ist die Möglichkeit Benutzer zu verwalten, wie es bereits im Punkt 1.1 beschrieben wurde.</text:span></text:p>
      <text:p text:style-name="P13"><text:span text:style-name="T5"/></text:p>
      <text:p text:style-name="P7"><text:span text:style-name="T5">/F1400/<text:tab/></text:span><text:span text:style-name="T8">Benutzerverwaltung: </text:span><text:span text:style-name="T6">Unter diesem Menüpunkt werden dem Administrator <text:tab/><text:tab/>eine Liste aller eingepflegten Benutzer aufgezeigt. Diese kann er einzeln <text:tab/><text:tab/><text:tab/>selektieren und somit editieren. Hierbei werden der Benutzername angezeigt <text:tab/><text:tab/>und ob der Nutzer über administrative Rechte verfügt oder nicht.</text:span></text:p>
      <text:p text:style-name="P7"><text:span text:style-name="T6"/></text:p>
      <text:p text:style-name="P7"><text:span text:style-name="T5">/F1410/</text:span><text:span text:style-name="T8"><text:tab/>Neu: </text:span><text:span text:style-name="T6">Diese Schaltfläche öffnet eine neue Eingabemaske über die neue <text:tab/><text:tab/><text:tab/>Benutzer angelegt werden können mit den folgenden Eingabemöglichkeiten:</text:span></text:p>
      <text:list xml:id="list32437637" text:style-name="L10">
        <text:list-item>
          <text:p text:style-name="P18"><text:span text:style-name="T5">Benutzername</text:span></text:p>
        </text:list-item>
        <text:list-item>
          <text:p text:style-name="P18"><text:span text:style-name="T5">Passwort</text:span></text:p>
        </text:list-item>
        <text:list-item>
          <text:p text:style-name="P18"><text:span text:style-name="T5">Checkbox für Administrator ja/nein</text:span></text:p>
        </text:list-item>
      </text:list>
      <text:p text:style-name="P13"><text:span text:style-name="T5"/></text:p>
      <text:p text:style-name="P13"><text:span text:style-name="T5">Folgende Funktionen sind nur nutzbar, wenn ein Nutzereintrag selektiert wurde.</text:span></text:p>
      <text:p text:style-name="P13"><text:span text:style-name="T5"/></text:p>
      <text:p text:style-name="P7"><text:span text:style-name="T5">/F1420/</text:span><text:span text:style-name="T8"><text:tab/>Bearbeiten:</text:span><text:span text:style-name="T6"> Mittels dieser Schaltfläche ist es möglich einen Benutzer zu <text:tab/><text:tab/><text:tab/>editieren. Hierfür wird wieder die gleiche Eingabemaske geöffnet wie bei <text:tab/><text:tab/><text:tab/></text:span><text:span text:style-name="T8">Neu </text:span><text:span text:style-name="T6">nur stehen der Benutzername und das Privileg Administrator ja/nein <text:tab/><text:tab/><text:tab/>schon fest und können nun verändert werden.</text:span></text:p>
      <text:p text:style-name="P7"><text:span text:style-name="T6"/></text:p>
      <text:p text:style-name="P7"><text:span text:style-name="T5">/F1430/</text:span><text:span text:style-name="T8"><text:tab/>Löschen: </text:span><text:span text:style-name="T6">Ein ausgewählter Nutzer kann mittels dieser Schaltfläche entfernt <text:tab/><text:tab/>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ji </meta:initial-creator>
    <meta:creation-date>2009-07-31T10:35:22.12</meta:creation-date>
    <meta:document-statistic meta:table-count="0" meta:image-count="0" meta:object-count="0" meta:page-count="4" meta:paragraph-count="63" meta:word-count="573" meta:character-count="4349"/>
    <dc:date>2009-07-31T13:15:28.07</dc:date>
    <dc:creator>Paji </dc:creator>
    <meta:editing-duration>PT00H06M53S</meta:editing-duration>
    <meta:editing-cycles>1</meta:editing-cycles>
    <meta:generator>OpenOffice.org/3.1$Win32 OpenOffice.org_project/310m11$Build-9399</meta:generator>
  </office:meta>
</office:document-meta>
</file>